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3764f" officeooo:paragraph-rsid="00317293"/>
    </style:style>
    <style:style style:name="P2" style:family="paragraph" style:parent-style-name="Text_20_body">
      <style:text-properties officeooo:rsid="003f7160" officeooo:paragraph-rsid="0041fc7f"/>
    </style:style>
    <style:style style:name="P3" style:family="paragraph" style:parent-style-name="Text_20_body">
      <style:text-properties officeooo:rsid="0041fc7f" officeooo:paragraph-rsid="0041fc7f"/>
    </style:style>
    <style:style style:name="P4" style:family="paragraph" style:parent-style-name="Text_20_body">
      <style:text-properties officeooo:rsid="0043783e" officeooo:paragraph-rsid="0043783e"/>
    </style:style>
    <style:style style:name="P5" style:family="paragraph" style:parent-style-name="Text_20_body">
      <style:text-properties officeooo:paragraph-rsid="0041fc7f"/>
    </style:style>
    <style:style style:name="P6" style:family="paragraph" style:parent-style-name="Text_20_body">
      <style:text-properties officeooo:rsid="004d733a" officeooo:paragraph-rsid="004d733a"/>
    </style:style>
    <style:style style:name="P7" style:family="paragraph" style:parent-style-name="Text_20_body">
      <style:text-properties officeooo:rsid="004e041e" officeooo:paragraph-rsid="004e041e"/>
    </style:style>
    <style:style style:name="P8" style:family="paragraph" style:parent-style-name="Text_20_body">
      <style:text-properties officeooo:rsid="005258ce" officeooo:paragraph-rsid="005258ce"/>
    </style:style>
    <style:style style:name="P9" style:family="paragraph" style:parent-style-name="Text_20_body" style:list-style-name="L1">
      <style:text-properties officeooo:rsid="003f7160" officeooo:paragraph-rsid="0041fc7f"/>
    </style:style>
    <style:style style:name="P10" style:family="paragraph" style:parent-style-name="Text_20_body" style:list-style-name="L1">
      <style:text-properties officeooo:rsid="0041fc7f" officeooo:paragraph-rsid="0041fc7f"/>
    </style:style>
    <style:style style:name="P11" style:family="paragraph" style:parent-style-name="Text_20_body" style:list-style-name="L1">
      <style:text-properties officeooo:rsid="004bbf6e" officeooo:paragraph-rsid="004bbf6e"/>
    </style:style>
    <style:style style:name="P12" style:family="paragraph" style:parent-style-name="Text_20_body" style:list-style-name="L2">
      <style:text-properties officeooo:rsid="0044709a" officeooo:paragraph-rsid="0044709a"/>
    </style:style>
    <style:style style:name="P13" style:family="paragraph" style:parent-style-name="Text_20_body" style:list-style-name="L2">
      <style:text-properties officeooo:rsid="004894b0" officeooo:paragraph-rsid="004894b0"/>
    </style:style>
    <style:style style:name="P14" style:family="paragraph" style:parent-style-name="Text_20_body" style:list-style-name="L3">
      <style:text-properties officeooo:paragraph-rsid="004e041e"/>
    </style:style>
    <style:style style:name="P15" style:family="paragraph" style:parent-style-name="Text_20_body" style:list-style-name="L3">
      <style:text-properties officeooo:paragraph-rsid="004f0cee"/>
    </style:style>
    <style:style style:name="P16" style:family="paragraph" style:parent-style-name="Heading_20_4">
      <style:text-properties officeooo:rsid="004d733a" officeooo:paragraph-rsid="004d733a"/>
    </style:style>
    <style:style style:name="P17" style:family="paragraph" style:parent-style-name="Heading_20_2">
      <style:text-properties officeooo:rsid="000a99e4" officeooo:paragraph-rsid="000a99e4"/>
    </style:style>
    <style:style style:name="T1" style:family="text">
      <style:text-properties officeooo:rsid="003de079"/>
    </style:style>
    <style:style style:name="T2" style:family="text">
      <style:text-properties officeooo:rsid="0040434e"/>
    </style:style>
    <style:style style:name="T3" style:family="text">
      <style:text-properties officeooo:rsid="0041fc7f"/>
    </style:style>
    <style:style style:name="T4" style:family="text">
      <style:text-properties officeooo:rsid="00437ec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e041e" style:font-style-asian="italic" style:font-style-complex="italic"/>
    </style:style>
    <style:style style:name="T7" style:family="text">
      <style:text-properties fo:font-style="italic" officeooo:rsid="005091c3" style:font-style-asian="italic" style:font-style-complex="italic"/>
    </style:style>
    <style:style style:name="T8" style:family="text">
      <style:text-properties fo:font-style="italic" officeooo:rsid="004f0cee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4d733a" style:font-style-asian="italic" style:font-weight-asian="bold" style:font-style-complex="italic" style:font-weight-complex="bold"/>
    </style:style>
    <style:style style:name="T11" style:family="text">
      <style:text-properties officeooo:rsid="004e041e"/>
    </style:style>
    <style:style style:name="T12" style:family="text">
      <style:text-properties officeooo:rsid="005091c3"/>
    </style:style>
    <style:style style:name="T13" style:family="text">
      <style:text-properties officeooo:rsid="004f0cee"/>
    </style:style>
    <style:style style:name="T14" style:family="text">
      <style:text-properties officeooo:rsid="005360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">2</text:span> : <text:span text:style-name="T1">SpringDataRest</text:span></text:h>
      <text:p text:style-name="Standard"/>
      <text:h text:style-name="P17" text:outline-level="2"/>
      <text:h text:style-name="Heading_20_4" text:outline-level="4">Auto configuration <text:span text:style-name="T1">par défaut de Spring Data Rest</text:span></text:h>
      <text:p text:style-name="P1"/>
      <text:p text:style-name="P2"><text:span text:style-name="T3">Créer</text:span> un projet avec </text:p>
      <text:list xml:id="list504508447956986229" text:style-name="L1">
        <text:list-item>
          <text:p text:style-name="P9">une dépendance sur le starter <text:span text:style-name="T9">Spring JPA</text:span></text:p>
        </text:list-item>
        <text:list-item>
          <text:p text:style-name="P10">une dépendance sur <text:span text:style-name="T9">hsqldb</text:span></text:p>
        </text:list-item>
        <text:list-item>
          <text:p text:style-name="P11">une dépendance sur <text:span text:style-name="T10">Spring Data Rest</text:span></text:p>
        </text:list-item>
      </text:list>
      <text:p text:style-name="P3"/>
      <text:p text:style-name="P3">Tester le démarrage de l'application,</text:p>
      <text:p text:style-name="P3"/>
      <text:h text:style-name="Heading_20_4" text:outline-level="4">Spring Data</text:h>
      <text:p text:style-name="P4">Récupérer les classes modèles <text:span text:style-name="T14">et repository </text:span>fournies. <text:span text:style-name="T4">Si nécessaire ajouter une dépendances Maven</text:span></text:p>
      <text:p text:style-name="P5"/>
      <text:h text:style-name="P16" text:outline-level="4">Test de l’interface REST</text:h>
      <text:p text:style-name="P6">Utiliser un client REST (Navigateur, curl, SOAP UI) et accéder à <text:a xlink:type="simple" xlink:href="http://localhost:8080/" text:style-name="Internet_20_link" text:visited-style-name="Visited_20_Internet_20_Link">http://localhost:8080</text:a></text:p>
      <text:p text:style-name="P7">Installer HAL Browser</text:p>
      <text:p text:style-name="P8">Tester les différentes ressources proposées :</text:p>
      <text:list xml:id="list910065795403175036" text:style-name="L3">
        <text:list-item>
          <text:p text:style-name="P14"><text:span text:style-name="T11">Effectuer une requête POST pour insérer un objet de type </text:span><text:span text:style-name="T6">Member</text:span><text:span text:style-name="T11"> dans la base</text:span></text:p>
        </text:list-item>
        <text:list-item>
          <text:p text:style-name="P15"><text:span text:style-name="T13">Retrouver un POST en utilisant la méthode </text:span><text:span text:style-name="T8">findBynam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7-10-24T11:54:11.339001096</dc:date>
    <meta:editing-duration>PT21H12M48S</meta:editing-duration>
    <meta:editing-cycles>66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04" meta:character-count="644" meta:non-whitespace-character-count="559"/>
  </office:meta>
</office:document-meta>
</file>